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 office:value-type="string">
            <text:p>Distinct TangibleObjects</text:p>
          </table:table-cell>
        </table:table-row>
        <table:table-row table:style-name="ro1">
          <table:table-cell office:value-type="string">
            <text:p>ParticipantID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stinct Relationships</text:p>
          </table:table-cell>
        </table:table-row>
        <table:table-row table:style-name="ro1">
          <table:table-cell office:value-type="string">
            <text:p>ParticipantID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14/11/2017</text:date>, <text:time>17:10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jn </meta:initial-creator>
    <meta:creation-date>2017-11-14T17:10:29.76</meta:creation-date>
    <dc:date>2017-11-14T17:10:42.87</dc:date>
    <dc:creator>Marijn </dc:creator>
    <meta:editing-duration>PT13S</meta:editing-duration>
    <meta:editing-cycles>1</meta:editing-cycles>
    <meta:document-statistic meta:table-count="3" meta:cell-count="30" meta:object-count="0"/>
    <meta:generator>OpenOffice/4.1.3$Win32 OpenOffice.org_project/413m1$Build-9783</meta:generator>
  </office:meta>
</office:document-meta>
</file>